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chedule (EST)</text:p>
          </table:table-cell>
          <table:table-cell table:style-name="Default" office:value-type="string" calcext:value-type="string">
            <text:p>announced at</text:p>
          </table:table-cell>
          <table:table-cell table:style-name="Default" office:value-type="string" calcext:value-type="string">
            <text:p>scrape at</text:p>
          </table:table-cell>
          <table:table-cell/>
          <table:table-cell office:value-type="string" calcext:value-type="string">
            <text:p><text:a xlink:href="https://arxiv.org/help/submit#availability" xlink:type="simple">https://arxiv.org/help/submit#availability</text:a>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/>
          <table:table-cell office:value-type="string" calcext:value-type="string">
            <text:p>https://arxiv.org/localtime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a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turday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unday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-00-00</text:date>, <text:time style:data-style-name="N2" text:time-value="15:25:26.733193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2:54:16.414645278</meta:creation-date>
    <dc:date>2018-01-19T16:35:25.719822661</dc:date>
    <meta:editing-duration>PT1H11M19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